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itle" style:master-page-name="Standard">
      <style:paragraph-properties fo:margin-left="0in" fo:margin-right="0in" fo:margin-top="0in" fo:margin-bottom="0.0417in" loext:contextual-spacing="false" fo:text-align="center" style:justify-single-word="false" fo:text-indent="0.5in" style:auto-text-indent="false" style:page-number="1"/>
    </style:style>
    <style:style style:name="P3" style:family="paragraph" style:parent-style-name="Subtitle">
      <style:paragraph-properties fo:margin-top="0in" fo:margin-bottom="0.222in"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f3xm93wdciko"/>Pixel Dungeon</text:p>
      <text:p text:style-name="P3"><text:bookmark text:name="_clmr3f5gv74l"/>Qu'est-ce donc?</text:p>
      <text:p text:style-name="P1">Pixel Dungeon est un jeu libre "rogue-like", un jeu de rôle où l'on explore un donjon, jusqu'à ce que l'on arrive au bout ou que l'on meurt. Et croyez-moi, on meurt souvent dans ce jeu. Chaque partie est générée aléatoirement, et chaque mort est permanente (on revient au début du jeu sans ses équipements).</text:p>
      <text:p text:style-name="P1">Sorti en 2013, le jeu possède plus d'un million de téléchargements sur android, et surtout une dizaine de jeux modifiés, ce qui nous intéresse particulièrement.</text:p>
      <text:p text:style-name="P1"/>
      <text:p text:style-name="P3"><text:bookmark text:name="_dbtz1sakozj1"/>Que sont ces jeux modifiés ?</text:p>
      <text:p text:style-name="P1">Pixel Dungeon est un jeu libre, ce qui veut dire que n'importe qui peut regarder, modifier et partager sa propre version du jeu. Et c'est exactement ce qui est arrivé. Une dizaine de jeux modifiés ont été publiés, avec par exemple un aspect plus RPG, un niveau de difficulté modifié (plus facile ou plus difficile), avec un tutoriel, un éditeur de niveaux, etc.</text:p>
      <text:p text:style-name="P1">N'importe qui peut télécharger le code source du jeu, et le modifier comme il le désire (et même le partager sur le Play Store s’il le désire).</text:p>
      <text:p text:style-name="P1"/>
      <text:p text:style-name="P3"><text:bookmark text:name="_pg2clgmmou5k"/>Est-ce que l'auteur n'est pas dépossédé de son jeu?</text:p>
      <text:p text:style-name="P1">Chaque jeu modifié mentionne à chaque fois l'auteur (watabou), ainsi qu'un lien pour télécharger le jeu original. Du coup, le jeu de base reçoit plus de pub et acquiert une renommée qu'il n'aurait sans doute pas obtenu sans cela.</text:p>
      <text:p text:style-name="P1">De plus, certaines modifications permettent de viser un public plus large, qui n'aurait sans doute pas connu le jeu sans cela, ou l'aurait abandonné trop tôt (par exemple, Soft Pixel Dungeon qui est moins punitif ou Your Pixel Dungeon qui ajoute un tutoriel et un éditeur de cartes).</text:p>
      <text:p text:style-name="P1">Il arrive même parfois que quelqu'un fasse une modification d'une modification du jeu (par exemple, Easy Pixel Dungeon est une modification de Shattered Pixel Dungeon, qui est lui-même une modification du jeu original).</text:p>
      <text:p text:style-name="P1"/>
      <text:p text:style-name="P3"><text:bookmark text:name="_tq65mvt8rtkd"/>J'ai envie de modifier le jeu mais je sais pas où commencer...</text:p>
      <text:p text:style-name="P1">La première chose à faire, c'est de télécharger le code source, et puis d'essayer d'installer le jeu sans modification sur son GSM (mais avec le code source téléchargé). Une fois cela fait, il vaut mieux essayer de modifier des petites choses et de voir ce qui arrive (par exemple, modifier l'image du héros et voir le résultat).</text:p>
      <text:p text:style-name="P1">Heureusement pour vous, dans cette chambre vous allez pouvoir modifier et tester directement le jeu sans devoir télécharger le 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398" meta:character-count="2334" meta:non-whitespace-character-count="1950"/>
    <meta:generator>LibreOfficeDev/5.1.0.3$Linux_X86_64 LibreOffice_project/</meta:generator>
  </office:meta>
</office:document-meta>
</file>